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45cm" draw:marker-end-width="0.45cm" draw:fill="none" draw:textarea-horizontal-align="justify" draw:textarea-vertical-align="middle" draw:auto-grow-height="true" fo:min-height="3.3cm" fo:padding-top="0.35cm" fo:padding-bottom="0.35cm" fo:padding-left="0.35cm" fo:padding-right="0.35cm" fo:wrap-option="wrap"/>
    </style:style>
    <style:style style:name="gr2" style:family="graphic" style:parent-style-name="standard">
      <style:graphic-properties svg:stroke-width="0.1cm" svg:stroke-color="#000000" draw:marker-start-width="0.45cm" draw:marker-end-width="0.45cm" draw:fill="none" draw:textarea-horizontal-align="justify" draw:textarea-vertical-align="middle" draw:auto-grow-height="true" fo:min-height="1.8cm" fo:min-width="11.692cm" fo:padding-top="0.35cm" fo:padding-bottom="0.35cm" fo:padding-left="0.35cm" fo:padding-right="0.35cm" fo:wrap-option="wrap"/>
    </style:style>
    <style:style style:name="gr3" style:family="graphic" style:parent-style-name="standard">
      <style:graphic-properties svg:stroke-width="0.1cm" svg:stroke-color="#000000" draw:marker-start-width="0.45cm" draw:marker-end-width="0.45cm" draw:fill="none" draw:textarea-horizontal-align="justify" draw:textarea-vertical-align="middle" draw:auto-grow-height="true" fo:min-height="3.065cm" fo:min-width="11.692cm" fo:padding-top="0.35cm" fo:padding-bottom="0.35cm" fo:padding-left="0.35cm" fo:padding-right="0.35cm" fo:wrap-option="wrap"/>
    </style:style>
    <style:style style:name="gr4" style:family="graphic" style:parent-style-name="standard">
      <style:graphic-properties svg:stroke-width="0.1cm" svg:stroke-color="#000000" draw:marker-start-width="0.45cm" draw:marker-end-width="0.45cm" draw:fill="none" draw:textarea-horizontal-align="justify" draw:textarea-vertical-align="middle" draw:auto-grow-height="true" fo:min-height="3.865cm" fo:min-width="11.692cm" fo:padding-top="0.35cm" fo:padding-bottom="0.35cm" fo:padding-left="0.35cm" fo:padding-right="0.35cm" fo:wrap-option="wrap"/>
    </style:style>
    <style:style style:name="gr5" style:family="graphic" style:parent-style-name="standard">
      <style:graphic-properties svg:stroke-width="0.1cm" svg:stroke-color="#000000" draw:marker-start-width="0.45cm" draw:marker-end-width="0.45cm" draw:fill="none" draw:textarea-horizontal-align="justify" draw:textarea-vertical-align="middle" draw:auto-grow-height="true" fo:min-height="0.099cm" fo:padding-top="0.35cm" fo:padding-bottom="0.35cm" fo:padding-left="0.35cm" fo:padding-right="0.35cm" fo:wrap-option="wrap"/>
    </style:style>
    <style:style style:name="gr6" style:family="graphic" style:parent-style-name="standard">
      <style:graphic-properties svg:stroke-width="0.1cm" svg:stroke-color="#000000" draw:marker-start-width="0.45cm" draw:marker-end-width="0.45cm" draw:fill="none" draw:textarea-horizontal-align="justify" draw:textarea-vertical-align="middle" draw:auto-grow-height="true" fo:min-height="0.801cm" fo:padding-top="0.35cm" fo:padding-bottom="0.35cm" fo:padding-left="0.35cm" fo:padding-right="0.35cm" fo:wrap-option="wrap"/>
    </style:style>
    <style:style style:name="gr7" style:family="graphic" style:parent-style-name="standard">
      <style:graphic-properties svg:stroke-width="0.1cm" svg:stroke-color="#000000" draw:marker-start-width="0.45cm" draw:marker-end-width="0.45cm" draw:fill="none" draw:textarea-horizontal-align="justify" draw:textarea-vertical-align="middle" draw:auto-grow-height="true" fo:min-height="1.518cm" fo:min-width="11.692cm" fo:padding-top="0.35cm" fo:padding-bottom="0.35cm" fo:padding-left="0.35cm" fo:padding-right="0.35cm" fo:wrap-option="wrap"/>
    </style:style>
    <style:style style:name="gr8" style:family="graphic" style:parent-style-name="standard">
      <style:graphic-properties svg:stroke-width="0.1cm" svg:stroke-color="#000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svg:stroke-width="0.1cm" svg:stroke-color="#000000" draw:marker-start-width="0.4cm" draw:marker-end="Arrow" draw:marker-end-width="0.4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svg:stroke-width="0.1cm" svg:stroke-color="#000000" draw:marker-start="Arrow" draw:marker-start-width="0.4cm" draw:marker-end="Arrow" draw:marker-end-width="0.4cm" draw:fill="none" draw:textarea-horizontal-align="center" draw:textarea-vertical-align="middle" draw:fit-to-size="shrink-to-fit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svg:stroke-width="0.1cm" svg:stroke-color="#000000" draw:marker-start="Arrow" draw:marker-start-width="0.4cm" draw:marker-end="Arrow" draw:marker-end-width="0.4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fo:min-height="2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fo:min-height="0.55cm" fo:padding-top="0.175cm" fo:padding-bottom="0.175cm" fo:padding-left="0.3cm" fo:padding-right="0.3cm"/>
    </style:style>
    <style:style style:name="P1" style:family="paragraph">
      <style:paragraph-properties fo:text-align="start"/>
      <style:text-properties fo:color="#000000" fo:font-family="'Myriad Pro'" style:font-pitch="variable" fo:font-size="18pt" style:font-size-asian="18pt" style:font-size-complex="18pt"/>
    </style:style>
    <style:style style:name="P2" style:family="paragraph">
      <style:paragraph-properties fo:text-align="start"/>
      <style:text-properties fo:color="#000000" fo:font-family="'Myriad Pro Black'" style:font-style-name="Black" style:font-pitch="variable" fo:font-size="18pt" style:font-size-asian="18pt" style:font-size-complex="18pt"/>
    </style:style>
    <style:style style:name="P3" style:family="paragraph">
      <style:paragraph-properties fo:text-align="center"/>
      <style:text-properties fo:color="#000000" fo:font-family="'Myriad Pro Black'" style:font-pitch="variable" fo:font-size="18pt" style:font-size-asian="18pt" style:font-size-complex="18pt"/>
    </style:style>
    <style:style style:name="P4" style:family="paragraph">
      <style:paragraph-properties fo:text-align="center"/>
      <style:text-properties fo:color="#000000" fo:font-size="18pt" style:font-size-asian="18pt" style:font-size-complex="18pt"/>
    </style:style>
    <style:style style:name="P5" style:family="paragraph">
      <style:text-properties fo:color="#000000" fo:font-family="'Myriad Pro'" style:font-pitch="variable" fo:font-size="18pt" style:font-size-asian="18pt" style:font-size-complex="18pt"/>
    </style:style>
    <style:style style:name="P6" style:family="paragraph">
      <style:paragraph-properties fo:margin-top="0.1cm" fo:margin-bottom="0.1cm" fo:text-align="center"/>
      <style:text-properties fo:color="#000000" fo:font-family="'Myriad Pro'" style:font-pitch="variable" fo:font-size="18pt" style:font-size-asian="18pt" style:font-size-complex="18pt"/>
    </style:style>
    <style:style style:name="P7" style:family="paragraph">
      <style:paragraph-properties fo:margin-top="0.3cm" fo:margin-bottom="0.3cm" fo:text-align="center"/>
      <style:text-properties fo:color="#000000" fo:font-family="'Myriad Pro'" style:font-pitch="variable" fo:font-size="18pt" style:font-size-asian="18pt" style:font-size-complex="18pt"/>
    </style:style>
    <style:style style:name="T1" style:family="text">
      <style:text-properties fo:font-family="'Myriad Pro Black'" style:font-pitch="variable"/>
    </style:style>
    <style:style style:name="T2" style:family="text">
      <style:text-properties fo:font-family="'Myriad Pro'" style:font-pitch="variable"/>
    </style:style>
    <style:style style:name="T3" style:family="text">
      <style:text-properties fo:font-family="'Myriad Pro Black'" style:font-style-name="Black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cm" svg:height="4cm" svg:x="7.3cm" svg:y="3cm">
          <draw:glue-point draw:id="4" svg:x="-5.002cm" svg:y="5.002cm"/>
          <text:p text:style-name="P1"><text:span text:style-name="T1">HYDROLOGY</text:span></text:p>
          <text:p text:style-name="P1"><text:span text:style-name="T2">Infiltration</text:span></text:p>
          <text:p text:style-name="P1"><text:span text:style-name="T2">Runoff</text:span></text:p>
          <text:p text:style-name="P1"><text:span text:style-name="T2">Water Bal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4cm" svg:height="3.765cm" svg:x="7.8cm" svg:y="13.935cm">
          <text:p text:style-name="P1"><text:span text:style-name="T2">Spatial and Temporal Distribution of Ero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1" draw:id="id11" draw:layer="layout" svg:width="5.15cm" svg:height="3.765cm" svg:x="16.25cm" svg:y="13.835cm">
          <text:p text:style-name="P2"><text:span text:style-name="T3">PLANT</text:span></text:p>
          <text:p text:style-name="P2"><text:span text:style-name="T3">CROPPING</text:span></text:p>
          <text:p text:style-name="P2"><text:span text:style-name="T3">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4.5cm" svg:height="4.565cm" svg:x="13.6cm" svg:y="19.152cm">
          <text:p text:style-name="P1"><text:span text:style-name="T1">INPUT FILES</text:span></text:p>
          <text:p text:style-name="P1"><text:span text:style-name="T2">Soil</text:span></text:p>
          <text:p text:style-name="P1"><text:span text:style-name="T2">Slope Profile</text:span></text:p>
          <text:p text:style-name="P1"><text:span text:style-name="T2">Management</text:span></text:p>
          <text:p text:style-name="P1"><text:span text:style-name="T2">Clim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3.5cm" svg:height="1.501cm" svg:x="8.05cm" svg:y="10.399cm">
          <text:p text:style-name="P1"><text:span text:style-name="T1">EROS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2.15cm" svg:height="1.501cm" svg:x="17.75cm" svg:y="10.349cm">
          <text:p text:style-name="P1"><text:span text:style-name="T1">SOIL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3.5cm" svg:height="1.501cm" svg:x="0.15cm" svg:y="4.249cm">
          <text:p text:style-name="P1"><text:span text:style-name="T1">CLIMAT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3.5cm" svg:height="1.501cm" svg:x="0.15cm" svg:y="7.549cm">
          <text:p text:style-name="P1"><text:span text:style-name="T1">PROFIL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2.5cm" svg:height="1.501cm" svg:x="2.1cm" svg:y="16.499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4.35cm" svg:height="3.033cm" svg:x="1.25cm" svg:y="19.918cm">
          <text:p text:style-name="P1"><text:span text:style-name="T1">DATA BASE</text:span></text:p>
          <text:p text:style-name="P1"><text:span text:style-name="T2">Soil, Climate, 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2" draw:id="id2" draw:layer="layout" svg:width="2.95cm" svg:height="2.95cm" svg:x="8.325cm" svg:y="19.959cm">
          <text:p text:style-name="P3"><text:span text:style-name="T1">O C 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line" svg:x1="9.8cm" svg:y1="17.7cm" svg:x2="9.8cm" svg:y2="19.959cm" draw:start-shape="id1" draw:start-glue-point="2" draw:end-shape="id2" draw:end-glue-point="4" svg:d="m9800 17700v2259">
          <text:p/>
        </draw:connector>
        <draw:connector draw:style-name="gr9" draw:text-style-name="P4" draw:layer="layout" draw:type="line" svg:x1="11.275cm" svg:y1="21.434cm" svg:x2="13.6cm" svg:y2="21.434cm" draw:start-shape="id2" draw:start-glue-point="10" draw:end-shape="id3" draw:end-glue-point="3" svg:d="m11275 21434h2325">
          <text:p/>
        </draw:connector>
        <draw:connector draw:style-name="gr9" draw:text-style-name="P4" draw:layer="layout" draw:type="line" svg:x1="9.8cm" svg:y1="11.9cm" svg:x2="9.8cm" svg:y2="13.935cm" draw:start-shape="id4" draw:start-glue-point="2" draw:end-shape="id1" draw:end-glue-point="0" svg:d="m9800 11900v2035">
          <text:p/>
        </draw:connector>
        <draw:connector draw:style-name="gr9" draw:text-style-name="P4" draw:layer="layout" draw:type="line" svg:x1="9.8cm" svg:y1="7cm" svg:x2="9.8cm" svg:y2="10.399cm" draw:start-shape="id5" draw:start-glue-point="2" draw:end-shape="id4" draw:end-glue-point="0" svg:d="m9800 7000v3399">
          <text:p/>
        </draw:connector>
        <draw:connector draw:style-name="gr9" draw:text-style-name="P4" draw:layer="layout" draw:type="line" svg:x1="3.65cm" svg:y1="4.999cm" svg:x2="7.3cm" svg:y2="5cm" draw:start-shape="id6" draw:start-glue-point="1" draw:end-shape="id5" draw:end-glue-point="3" svg:d="m3650 4999 3650 1">
          <text:p/>
        </draw:connector>
        <draw:connector draw:style-name="gr9" draw:text-style-name="P4" xml:id="id12" draw:id="id12" draw:layer="layout" draw:type="line" svg:x1="17.75cm" svg:y1="11.099cm" svg:x2="11.55cm" svg:y2="11.149cm" draw:start-shape="id7" draw:start-glue-point="3" draw:end-shape="id4" draw:end-glue-point="1" svg:d="m17750 11099-6200 50">
          <text:p/>
        </draw:connector>
        <draw:connector draw:style-name="gr9" draw:text-style-name="P4" draw:layer="layout" draw:type="line" svg:x1="3.65cm" svg:y1="8.299cm" svg:x2="8.05cm" svg:y2="11.149cm" draw:start-shape="id8" draw:start-glue-point="1" draw:end-shape="id4" draw:end-glue-point="3" svg:d="m3650 8299 4400 2850">
          <text:p/>
        </draw:connector>
        <draw:connector draw:style-name="gr10" draw:text-style-name="P4" draw:layer="layout" draw:type="line" svg:x1="8.757cm" svg:y1="20.391cm" svg:x2="4.6cm" svg:y2="17.249cm" draw:start-shape="id2" draw:start-glue-point="5" draw:end-shape="id9" draw:end-glue-point="1" svg:d="m8757 20391-4157-3142">
          <text:p/>
        </draw:connector>
        <draw:connector draw:style-name="gr11" draw:text-style-name="P4" draw:layer="layout" draw:type="line" svg:x1="8.325cm" svg:y1="21.434cm" svg:x2="5.6cm" svg:y2="21.434cm" draw:start-shape="id2" draw:start-glue-point="6" draw:end-shape="id10" draw:end-glue-point="1" svg:d="m8325 21434h-2725">
          <text:p/>
        </draw:connector>
        <draw:connector draw:style-name="gr9" draw:text-style-name="P4" draw:layer="layout" svg:x1="18.825cm" svg:y1="10.349cm" svg:x2="12.3cm" svg:y2="5cm" draw:start-shape="id7" draw:start-glue-point="0" draw:end-shape="id5" draw:end-glue-point="1" svg:d="m18825 10349v-5349h-6525">
          <text:p/>
        </draw:connector>
        <draw:connector draw:style-name="gr9" draw:text-style-name="P4" draw:layer="layout" svg:x1="16.25cm" svg:y1="15.717cm" svg:x2="14.65cm" svg:y2="11.124cm" draw:start-shape="id11" draw:start-glue-point="3" draw:end-shape="id12" draw:end-glue-point="0" svg:d="m16250 15717h-1600v-4593">
          <text:p/>
        </draw:connector>
        <draw:connector draw:style-name="gr9" draw:text-style-name="P4" draw:layer="layout" draw:line-skew="1.55cm" svg:x1="21.4cm" svg:y1="15.717cm" svg:x2="18.849cm" svg:y2="7.135cm" draw:start-shape="id11" draw:start-glue-point="1" svg:d="m21400 15717h2100v-8582h-4651">
          <text:p/>
        </draw:connector>
        <draw:connector draw:style-name="gr9" draw:text-style-name="P4" draw:layer="layout" draw:type="line" svg:x1="3.65cm" svg:y1="8.299cm" svg:x2="7.3cm" svg:y2="7cm" draw:start-shape="id8" draw:start-glue-point="1" draw:end-shape="id5" draw:end-glue-point="4" svg:d="m3650 8299 3650-1299">
          <text:p/>
        </draw:connector>
        <draw:frame draw:style-name="gr12" draw:text-style-name="P5" draw:layer="layout" svg:width="3.5cm" svg:height="2.649cm" svg:x="9.7cm" svg:y="7cm">
          <draw:text-box>
            <text:p text:style-name="P5">runoff</text:p>
            <text:p text:style-name="P5">intensity</text:p>
            <text:p text:style-name="P5">duration</text:p>
          </draw:text-box>
        </draw:frame>
        <draw:frame draw:style-name="gr13" draw:text-style-name="P5" draw:layer="layout" svg:width="3.7cm" svg:height="1.117cm" svg:x="19.6cm" svg:y="6.1cm">
          <draw:text-box>
            <text:p text:style-name="P5">infiltration</text:p>
          </draw:text-box>
        </draw:frame>
        <draw:frame draw:style-name="gr13" draw:text-style-name="P5" draw:layer="layout" svg:width="3.7cm" svg:height="1.117cm" svg:x="13.1cm" svg:y="10.101cm">
          <draw:text-box>
            <text:p text:style-name="P5">erodibility</text:p>
          </draw:text-box>
        </draw:frame>
        <draw:frame draw:style-name="gr13" draw:text-style-name="P6" draw:layer="layout" svg:width="2.8cm" svg:height="1.983cm" draw:transform="rotate (-0.68050387535259) translate (6.146cm 16.975cm)">
          <draw:text-box>
            <text:p text:style-name="P6">input</text:p>
            <text:p text:style-name="P6">output</text:p>
          </draw:text-box>
        </draw:frame>
        <draw:frame draw:style-name="gr13" draw:text-style-name="P7" draw:layer="layout" svg:width="4.609cm" svg:height="2.183cm" draw:transform="rotate (1.5707963267949) translate (22.392cm 13.409cm)">
          <draw:text-box>
            <text:p text:style-name="P7">temporal</text:p>
            <text:p text:style-name="P7">adjustments</text:p>
          </draw:text-box>
        </draw:frame>
        <draw:frame draw:style-name="gr13" draw:text-style-name="P7" draw:layer="layout" svg:width="4.609cm" svg:height="2.183cm" draw:transform="rotate (1.5707963267949) translate (13.493cm 16.11cm)">
          <draw:text-box>
            <text:p text:style-name="P7">temporal</text:p>
            <text:p text:style-name="P7">adjustm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km" style:country-complex="K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Khmer O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Choi</meta:initial-creator>
    <meta:creation-date>2010-11-01T17:57:37</meta:creation-date>
    <meta:generator>LibreOffice/3.5$Linux_X86_64 LibreOffice_project/350m1$Build-13</meta:generator>
    <dc:date>2012-03-06T14:37:38</dc:date>
    <dc:creator>Daniel Choi</dc:creator>
    <meta:editing-duration>P0D</meta:editing-duration>
    <meta:editing-cycles>1</meta:editing-cycles>
    <meta:document-statistic meta:object-count="30"/>
  </office:meta>
</office:document-meta>
</file>